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stgresOldEsqlQuery.PostgresOldEsqlQuery( Connection connection , String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gresOldEsqlQuery.getResult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gresOldEsqlQuery.getQuery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ostgresOldEsqlQuery.newInstance( final ResultSet result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gresOldEsqlQuery.PostgresOldEsqlQuery( ResultSet result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